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56cm"/>
    </style:style>
    <style:style style:name="gr2" style:family="graphic" style:parent-style-name="standard">
      <style:graphic-properties draw:fill-color="#3465a4" draw:auto-grow-height="false" fo:min-height="0.322cm" fo:min-width="5.672cm" fo:wrap-option="no-wrap"/>
    </style:style>
    <style:style style:name="gr3" style:family="graphic" style:parent-style-name="standard">
      <style:graphic-properties svg:stroke-color="#dd4814" draw:fill-color="#dd4814" draw:auto-grow-height="false" fo:min-height="0.322cm" fo:min-width="5.672cm" fo:wrap-option="no-wrap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000000" draw:auto-grow-height="false" fo:min-height="1.318cm" fo:min-width="5.858cm" fo:padding-top="0.165cm" fo:padding-bottom="0.165cm" fo:padding-left="0.29cm" fo:padding-right="0.29cm" fo:wrap-option="no-wrap"/>
    </style:style>
    <style:style style:name="gr5" style:family="graphic" style:parent-style-name="standard">
      <style:graphic-properties draw:fill-color="#3465a4" draw:auto-grow-height="false" fo:min-height="0.387cm" fo:min-width="5.737cm" fo:wrap-option="no-wrap"/>
    </style:style>
    <style:style style:name="gr6" style:family="graphic" style:parent-style-name="standard">
      <style:graphic-properties svg:stroke-color="#dd4814" draw:fill-color="#dd4814" draw:auto-grow-height="false" fo:min-height="0.393cm" fo:min-width="5.744cm" fo:wrap-option="no-wrap"/>
    </style:style>
    <style:style style:name="gr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ffffff"/>
      <style:text-properties fo:font-size="14pt"/>
    </style:style>
    <style:style style:name="P2" style:family="paragraph">
      <loext:graphic-properties draw:fill-color="#3465a4"/>
    </style:style>
    <style:style style:name="P3" style:family="paragraph">
      <loext:graphic-properties draw:fill-color="#dd4814"/>
    </style:style>
    <style:style style:name="P4" style:family="paragraph">
      <loext:graphic-properties draw:fill-color="#000000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color="#3465a4" fo:font-size="14pt"/>
    </style:style>
    <style:style style:name="T3" style:family="text">
      <style:text-properties fo:color="#ce181e" fo:font-size="14pt"/>
    </style:style>
    <style:style style:name="T4" style:family="text">
      <style:text-properties fo:color="#dd4814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.1cm" svg:height="0.806cm" svg:x="2.9cm" svg:y="1cm">
          <draw:text-box>
            <text:p><text:span text:style-name="T1">1st </text:span><text:span text:style-name="T1">reg</text:span></text:p>
          </draw:text-box>
        </draw:frame>
        <draw:frame draw:style-name="gr1" draw:text-style-name="P1" draw:layer="layout" svg:width="2.2cm" svg:height="0.806cm" svg:x="5.2cm" svg:y="1cm">
          <draw:text-box>
            <text:p><text:span text:style-name="T1">2nd </text:span><text:span text:style-name="T1">reg</text:span></text:p>
          </draw:text-box>
        </draw:frame>
        <draw:frame draw:style-name="gr1" draw:text-style-name="P1" draw:layer="layout" svg:width="2.2cm" svg:height="0.806cm" svg:x="7.4cm" svg:y="1cm">
          <draw:text-box>
            <text:p><text:span text:style-name="T1">othe</text:span><text:span text:style-name="T1">rs</text:span></text:p>
          </draw:text-box>
        </draw:frame>
        <draw:custom-shape draw:style-name="gr2" draw:text-style-name="P2" draw:layer="layout" svg:width="6.3cm" svg:height="0.7cm" svg:x="2.72cm" svg:y="1.8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86.01997146932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3" draw:layer="layout" svg:width="6.3cm" svg:height="0.7cm" svg:x="2.721cm" svg:y="2.6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93.5805991440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4" draw:layer="layout" svg:width="6.46cm" svg:height="1.67cm" svg:x="2.64cm" svg:y="1.7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23.82009994447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2" draw:layer="layout" svg:width="6.3cm" svg:height="0.7cm" svg:x="2.721cm" svg:y="3.47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86.01997146932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3" draw:layer="layout" svg:width="6.3cm" svg:height="0.7cm" svg:x="2.722cm" svg:y="4.25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93.5805991440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4" draw:layer="layout" svg:width="6.46cm" svg:height="1.67cm" svg:x="2.641cm" svg:y="3.38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23.82009994447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2" draw:layer="layout" svg:width="6.3cm" svg:height="0.7cm" svg:x="2.722cm" svg:y="5.12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86.01997146932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3" draw:layer="layout" svg:width="6.3cm" svg:height="0.7cm" svg:x="2.723cm" svg:y="5.90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93.5805991440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4" draw:layer="layout" svg:width="6.46cm" svg:height="1.67cm" svg:x="2.642cm" svg:y="5.03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23.82009994447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2" draw:layer="layout" svg:width="6.3cm" svg:height="0.7cm" svg:x="2.722cm" svg:y="6.77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86.01997146932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3" draw:layer="layout" svg:width="6.3cm" svg:height="0.7cm" svg:x="2.723cm" svg:y="7.55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93.5805991440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4" draw:layer="layout" svg:width="6.46cm" svg:height="1.67cm" svg:x="2.642cm" svg:y="6.68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23.82009994447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7" draw:text-style-name="P5" draw:layer="layout" svg:x1="5cm" svg:y1="1.8cm" svg:x2="5cm" svg:y2="8.3cm">
          <text:p/>
        </draw:line>
        <draw:line draw:style-name="gr7" draw:text-style-name="P5" draw:layer="layout" svg:x1="7.6cm" svg:y1="1.8cm" svg:x2="7.6cm" svg:y2="8.3cm">
          <text:p/>
        </draw:line>
        <draw:frame draw:style-name="gr1" draw:text-style-name="P1" draw:layer="layout" svg:width="1.6cm" svg:height="0.806cm" svg:x="1.1cm" svg:y="1.7cm">
          <draw:text-box>
            <text:p><text:span text:style-name="T1">(0,</text:span><text:span text:style-name="T2">0</text:span><text:span text:style-name="T1">)</text:span></text:p>
          </draw:text-box>
        </draw:frame>
        <draw:frame draw:style-name="gr1" draw:text-style-name="P1" draw:layer="layout" svg:width="1.6cm" svg:height="0.806cm" svg:x="1.1cm" svg:y="2.5cm">
          <draw:text-box>
            <text:p><text:span text:style-name="T1">(0,</text:span><text:span text:style-name="T3">1</text:span><text:span text:style-name="T1">)</text:span></text:p>
          </draw:text-box>
        </draw:frame>
        <draw:frame draw:style-name="gr1" draw:text-style-name="P1" draw:layer="layout" svg:width="1.6cm" svg:height="0.806cm" svg:x="1.1cm" svg:y="4.2cm">
          <draw:text-box>
            <text:p><text:span text:style-name="T1">(1,</text:span><text:span text:style-name="T4">1</text:span><text:span text:style-name="T1">)</text:span></text:p>
          </draw:text-box>
        </draw:frame>
        <draw:frame draw:style-name="gr1" draw:text-style-name="P1" draw:layer="layout" svg:width="1.6cm" svg:height="0.806cm" svg:x="1.1cm" svg:y="2.494cm">
          <draw:text-box>
            <text:p><text:span text:style-name="T1">(0,</text:span></text:p>
          </draw:text-box>
        </draw:frame>
        <draw:frame draw:style-name="gr1" draw:text-style-name="P1" draw:layer="layout" svg:width="1.6cm" svg:height="0.806cm" svg:x="1.1cm" svg:y="5.9cm">
          <draw:text-box>
            <text:p><text:span text:style-name="T1">(2,</text:span><text:span text:style-name="T3">1</text:span><text:span text:style-name="T1">)</text:span></text:p>
          </draw:text-box>
        </draw:frame>
        <draw:frame draw:style-name="gr1" draw:text-style-name="P1" draw:layer="layout" svg:width="1.6cm" svg:height="0.806cm" svg:x="1.1cm" svg:y="7.5cm">
          <draw:text-box>
            <text:p><text:span text:style-name="T1">(3,</text:span><text:span text:style-name="T3">1</text:span><text:span text:style-name="T1">)</text:span></text:p>
          </draw:text-box>
        </draw:frame>
        <draw:frame draw:style-name="gr1" draw:text-style-name="P1" draw:layer="layout" svg:width="1.6cm" svg:height="0.806cm" svg:x="1.1cm" svg:y="3.4cm">
          <draw:text-box>
            <text:p><text:span text:style-name="T1">(1,</text:span><text:span text:style-name="T2">0</text:span><text:span text:style-name="T1">)</text:span></text:p>
          </draw:text-box>
        </draw:frame>
        <draw:frame draw:style-name="gr1" draw:text-style-name="P1" draw:layer="layout" svg:width="1.6cm" svg:height="0.806cm" svg:x="1.1cm" svg:y="5.1cm">
          <draw:text-box>
            <text:p><text:span text:style-name="T1">(2,</text:span><text:span text:style-name="T2">0</text:span><text:span text:style-name="T1">)</text:span></text:p>
          </draw:text-box>
        </draw:frame>
        <draw:frame draw:style-name="gr1" draw:text-style-name="P1" draw:layer="layout" svg:width="1.6cm" svg:height="0.806cm" svg:x="1.1cm" svg:y="6.7cm">
          <draw:text-box>
            <text:p><text:span text:style-name="T1">(3,</text:span><text:span text:style-name="T2">0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0T20:30:07.720579778</meta:creation-date>
    <dc:date>2020-03-31T04:28:44.338543075</dc:date>
    <meta:editing-duration>PT3H38M46S</meta:editing-duration>
    <meta:editing-cycles>10</meta:editing-cycles>
    <meta:generator>LibreOffice/6.0.7.3$Linux_X86_64 LibreOffice_project/00m0$Build-3</meta:generator>
    <meta:document-statistic meta:object-count="26"/>
  </office:meta>
</office:document-meta>
</file>